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/>
    </style:style>
    <style:style style:name="P2" style:family="paragraph" style:parent-style-name="Text_20_body">
      <style:paragraph-properties fo:text-align="justify" style:justify-single-word="false"/>
      <style:text-properties style:font-name="Calibri"/>
    </style:style>
    <style:style style:name="P3" style:family="paragraph" style:parent-style-name="Heading_20_3">
      <style:paragraph-properties fo:text-align="justify" style:justify-single-word="false"/>
      <style:text-properties style:font-name="Calibri" officeooo:rsid="00151137" officeooo:paragraph-rsid="00151137"/>
    </style:style>
    <style:style style:name="P4" style:family="paragraph" style:parent-style-name="Standard">
      <style:paragraph-properties fo:text-align="justify" style:justify-single-word="false"/>
      <style:text-properties style:font-name="Calibri" officeooo:rsid="00151137" officeooo:paragraph-rsid="00151137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0pt" officeooo:rsid="00151137" officeooo:paragraph-rsid="00151137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alibri" officeooo:rsid="001540d2" officeooo:paragraph-rsid="001540d2"/>
    </style:style>
    <style:style style:name="P7" style:family="paragraph" style:parent-style-name="Text_20_body">
      <style:text-properties style:font-name="Calibri"/>
    </style:style>
    <style:style style:name="P8" style:family="paragraph" style:parent-style-name="Heading_20_2">
      <style:paragraph-properties fo:text-align="justify" style:justify-single-word="false"/>
      <style:text-properties style:font-name="Calibri"/>
    </style:style>
    <style:style style:name="P9" style:family="paragraph" style:parent-style-name="Heading_20_2">
      <style:paragraph-properties fo:text-align="justify" style:justify-single-word="false"/>
      <style:text-properties style:font-name="Calibri"/>
    </style:style>
    <style:style style:name="P10" style:family="paragraph" style:parent-style-name="Heading_20_2">
      <style:text-properties style:font-name="Calibri"/>
    </style:style>
    <style:style style:name="P11" style:family="paragraph" style:parent-style-name="Heading_20_3" style:list-style-name="L8">
      <style:paragraph-properties fo:text-align="justify" style:justify-single-word="false"/>
      <style:text-properties style:font-name="Calibri" fo:font-weight="normal" style:font-weight-asian="normal" style:font-weight-complex="normal"/>
    </style:style>
    <style:style style:name="P12" style:family="paragraph" style:parent-style-name="Heading_20_3" style:list-style-name="L6">
      <style:paragraph-properties fo:text-align="justify" style:justify-single-word="false"/>
      <style:text-properties style:font-name="Calibri" fo:font-weight="bold" officeooo:paragraph-rsid="001df96a" style:font-weight-asian="bold" style:font-weight-complex="bold"/>
    </style:style>
    <style:style style:name="P13" style:family="paragraph" style:parent-style-name="Heading_20_3" style:list-style-name="L7">
      <style:paragraph-properties fo:text-align="justify" style:justify-single-word="false"/>
      <style:text-properties style:font-name="Calibri" fo:font-weight="bold" officeooo:paragraph-rsid="001df96a" style:font-weight-asian="bold" style:font-weight-complex="bold"/>
    </style:style>
    <style:style style:name="P14" style:family="paragraph" style:parent-style-name="Preformatted_20_Text">
      <style:paragraph-properties fo:text-align="justify" style:justify-single-word="false" style:writing-mode="lr-tb"/>
    </style:style>
    <style:style style:name="P15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Calibri" officeooo:rsid="00151137" officeooo:paragraph-rsid="00151137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 style:list-style-name="L5">
      <style:paragraph-properties fo:text-align="justify" style:justify-single-word="false"/>
    </style:style>
    <style:style style:name="P19" style:family="paragraph" style:parent-style-name="Text_20_body" style:list-style-name="L5">
      <style:paragraph-properties fo:text-align="justify" style:justify-single-word="false"/>
      <style:text-properties officeooo:paragraph-rsid="001df96a"/>
    </style:style>
    <style:style style:name="P20" style:family="paragraph" style:parent-style-name="Text_20_body" style:list-style-name="L2">
      <style:paragraph-properties fo:text-align="justify" style:justify-single-word="false"/>
      <style:text-properties style:font-name="Calibri" officeooo:paragraph-rsid="0017c345"/>
    </style:style>
    <style:style style:name="P21" style:family="paragraph" style:parent-style-name="Text_20_body" style:list-style-name="L3">
      <style:paragraph-properties fo:text-align="justify" style:justify-single-word="false"/>
      <style:text-properties style:font-name="Calibri"/>
    </style:style>
    <style:style style:name="P22" style:family="paragraph" style:parent-style-name="Text_20_body" style:list-style-name="L4">
      <style:text-properties style:font-name="Calibri"/>
    </style:style>
    <style:style style:name="P23" style:family="paragraph" style:parent-style-name="Text_20_body">
      <style:paragraph-properties fo:text-align="justify" style:justify-single-word="false"/>
      <style:text-properties style:font-name="Calibri" officeooo:rsid="001540d2"/>
    </style:style>
    <style:style style:name="P24" style:family="paragraph" style:parent-style-name="Text_20_body">
      <style:paragraph-properties fo:text-align="justify" style:justify-single-word="false"/>
      <style:text-properties style:font-name="Calibri" fo:font-weight="normal" officeooo:rsid="001df96a" officeooo:paragraph-rsid="001df96a" style:font-weight-asian="normal" style:font-weight-complex="normal"/>
    </style:style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itle">
      <style:text-properties officeooo:rsid="001df96a" officeooo:paragraph-rsid="001df96a"/>
    </style:style>
    <style:style style:name="T1" style:family="text">
      <style:text-properties fo:color="#808000" loext:opacity="100%"/>
    </style:style>
    <style:style style:name="T2" style:family="text">
      <style:text-properties fo:color="#00ff0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ff" loext:opacity="100%"/>
    </style:style>
    <style:style style:name="T5" style:family="text">
      <style:text-properties officeooo:rsid="001df96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alibri"/>
    </style:style>
    <style:style style:name="T9" style:family="text">
      <style:text-properties style:font-name="Calibri" fo:font-weight="normal" style:font-weight-asian="normal" style:font-weight-complex="normal"/>
    </style:style>
    <style:style style:name="T10" style:family="text">
      <style:text-properties style:font-name="Calibri" fo:font-weight="normal" officeooo:rsid="001df96a" style:font-weight-asian="normal" style:font-weight-complex="normal"/>
    </style:style>
    <style:style style:name="T11" style:family="text">
      <style:text-properties style:font-name="Calibri" fo:font-weight="bold" style:font-weight-asian="bold" style:font-weight-complex="bold"/>
    </style:style>
    <style:style style:name="T12" style:family="text">
      <style:text-properties style:font-name="Calibri" officeooo:rsid="001df96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MongoDB for Digital Assets with Variable Metadata</text:h>
      <text:p text:style-name="P17"/>
      <text:p text:style-name="P17"><text:span text:style-name="T9">MongoDB is well-suited for digital assets with variable metadata because it uses a </text:span><text:span text:style-name="Strong_20_Emphasis"><text:span text:style-name="T9">schema-less document model</text:span></text:span><text:span text:style-name="T9">. This means each document can store </text:span><text:span text:style-name="Strong_20_Emphasis"><text:span text:style-name="T9">different fields</text:span></text:span><text:span text:style-name="T9"> depending on the asset type.</text:span></text:p>
      <text:p text:style-name="P17"><text:span text:style-name="T9"/></text:p>
      <text:p text:style-name="P23">For example:</text:p>
      <text:list xml:id="list1902900759" text:style-name="L5">
        <text:list-item>
          <text:p text:style-name="P18"><text:span text:style-name="T8">An audiobook may have</text:span><text:span text:style-name="T9"> a </text:span><text:span text:style-name="Strong_20_Emphasis"><text:span text:style-name="T9">narrator</text:span></text:span></text:p>
        </text:list-item>
        <text:list-item>
          <text:p text:style-name="P18"><text:span text:style-name="T9">A video may have a </text:span><text:span text:style-name="Strong_20_Emphasis"><text:span text:style-name="T9">file size</text:span></text:span></text:p>
        </text:list-item>
        <text:list-item>
          <text:p text:style-name="P19"><text:span text:style-name="T9">A podcast series may have an </text:span><text:span text:style-name="Strong_20_Emphasis"><text:span text:style-name="T9">episode count</text:span></text:span></text:p>
        </text:list-item>
      </text:list>
      <text:p text:style-name="P17"><text:span text:style-name="T9">MongoDB allows storing all these different formats </text:span><text:span text:style-name="Strong_20_Emphasis"><text:span text:style-name="T9">without changing table structure</text:span></text:span><text:span text:style-name="T9">, unlike SQL where every record must follow the same schema.</text:span></text:p>
      <text:p text:style-name="P17"><text:span text:style-name="T9"/></text:p>
      <text:p text:style-name="P24">Like Some Of The relataed Example Is bemow:</text:p>
      <text:list xml:id="list2060207674" text:style-name="L6">
        <text:list-item>
          <text:h text:style-name="P12" text:outline-level="3"><text:span text:style-name="T5">Audiobook Document</text:span></text:h>
        </text:list-item>
      </text:list>
      <text:p text:style-name="P14"><text:span text:style-name="Source_20_Text"><text:span text:style-name="T9">{</text:span></text:span></text:p>
      <text:p text:style-name="P14"><text:span text:style-name="Source_20_Text"><text:span text:style-name="T9"><text:s text:c="2"/>"title": "Atomic Habits",</text:span></text:span></text:p>
      <text:p text:style-name="P14"><text:span text:style-name="Source_20_Text"><text:span text:style-name="T9"><text:s text:c="2"/>"narrator": "James Clear",</text:span></text:span></text:p>
      <text:p text:style-name="P14"><text:span text:style-name="Source_20_Text"><text:span text:style-name="T9"><text:s text:c="2"/>"duration_minutes": 300</text:span></text:span></text:p>
      <text:p text:style-name="P15"><text:span text:style-name="Source_20_Text"><text:span text:style-name="T9">}</text:span></text:span></text:p>
      <text:list xml:id="list464517666" text:style-name="L7">
        <text:list-item>
          <text:h text:style-name="P13" text:outline-level="3"><text:span text:style-name="T5">Video Asset Document</text:span></text:h>
        </text:list-item>
      </text:list>
      <text:p text:style-name="P14"><text:span text:style-name="Source_20_Text"><text:span text:style-name="T9">{</text:span></text:span></text:p>
      <text:p text:style-name="P14"><text:span text:style-name="Source_20_Text"><text:span text:style-name="T9"><text:s text:c="2"/>"title": "Learning MongoDB",</text:span></text:span></text:p>
      <text:p text:style-name="P14"><text:span text:style-name="Source_20_Text"><text:span text:style-name="T9"><text:s text:c="2"/>"file_size_mb": 1024,</text:span></text:span></text:p>
      <text:p text:style-name="P14"><text:span text:style-name="Source_20_Text"><text:span text:style-name="T9"><text:s text:c="2"/>"resolution": "1080p"</text:span></text:span></text:p>
      <text:p text:style-name="P15"><text:span text:style-name="Source_20_Text"><text:span text:style-name="T9">}</text:span></text:span></text:p>
      <text:list xml:id="list2989210973" text:style-name="L8">
        <text:list-item>
          <text:h text:style-name="P11" text:outline-level="3">Podcast Series Document</text:h>
        </text:list-item>
      </text:list>
      <text:p text:style-name="P14"><text:span text:style-name="Source_20_Text"><text:span text:style-name="T9">{</text:span></text:span></text:p>
      <text:p text:style-name="P14"><text:span text:style-name="Source_20_Text"><text:span text:style-name="T9"><text:s text:c="2"/>"title": "Tech Weekly",</text:span></text:span></text:p>
      <text:p text:style-name="P14"><text:span text:style-name="Source_20_Text"><text:span text:style-name="T9"><text:s text:c="2"/>"episode_count": 45,</text:span></text:span></text:p>
      <text:p text:style-name="P14"><text:span text:style-name="Source_20_Text"><text:span text:style-name="T9"><text:s text:c="2"/>"host": "Neil Patel"</text:span></text:span></text:p>
      <text:p text:style-name="P15"><text:span text:style-name="Source_20_Text"><text:span text:style-name="T9">}</text:span>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h text:style-name="P10" text:outline-level="2"><text:soft-page-break/>When SQL is Better for a Library System</text:h>
      <text:p text:style-name="Text_20_body"/>
      <text:p text:style-name="Text_20_body"><text:span text:style-name="T9">SQL is preferred when the library system requires </text:span><text:span text:style-name="Strong_20_Emphasis"><text:span text:style-name="T9">strong data relationships and strict structure</text:span></text:span><text:span text:style-name="T9">, such as tracking </text:span><text:span text:style-name="Strong_20_Emphasis"><text:span text:style-name="T9">book lending transactions</text:span></text:span><text:span text:style-name="T9">.</text:span></text:p>
      <text:p text:style-name="Text_20_body"><text:span text:style-name="T9"/></text:p>
      <text:h text:style-name="Heading_20_3" text:outline-level="3">Example Scenario</text:h>
      <text:list xml:id="list3405091894" text:style-name="L11">
        <text:list-item>
          <text:p text:style-name="P27"><text:span text:style-name="T9">If the system needs to:</text:span></text:p>
        </text:list-item>
      </text:list>
      <text:list xml:id="list832710119" text:style-name="L9">
        <text:list-item>
          <text:p text:style-name="P25"><text:span text:style-name="T9">Track which </text:span><text:span text:style-name="Strong_20_Emphasis"><text:span text:style-name="T9">user borrowed which book</text:span></text:span></text:p>
        </text:list-item>
        <text:list-item>
          <text:p text:style-name="P25"><text:span text:style-name="T9">Enforce </text:span><text:span text:style-name="Strong_20_Emphasis"><text:span text:style-name="T9">foreign key relationships</text:span></text:span></text:p>
        </text:list-item>
        <text:list-item>
          <text:p text:style-name="P25"><text:span text:style-name="T9">Ensure </text:span><text:span text:style-name="Strong_20_Emphasis"><text:span text:style-name="T9">transaction accuracy</text:span></text:span><text:span text:style-name="T9"> (no lost or duplicate records)</text:span></text:p>
        </text:list-item>
      </text:list>
      <text:p text:style-name="Text_20_body"><text:span text:style-name="T9">Then </text:span><text:span text:style-name="Strong_20_Emphasis"><text:span text:style-name="T9">SQL is better</text:span></text:span><text:span text:style-name="T9"> because it provides:</text:span></text:p>
      <text:list xml:id="list2509189237" text:style-name="L10">
        <text:list-item>
          <text:p text:style-name="P26"><text:span text:style-name="T9">Strong </text:span><text:span text:style-name="Strong_20_Emphasis"><text:span text:style-name="T9">relational integrity</text:span></text:span></text:p>
        </text:list-item>
        <text:list-item>
          <text:p text:style-name="P26"><text:span text:style-name="Strong_20_Emphasis"><text:span text:style-name="T9">ACID transactions</text:span></text:span><text:span text:style-name="T9"> (Atomicity, Consistency, Isolation, Durability)</text:span></text:p>
        </text:list-item>
        <text:list-item>
          <text:p text:style-name="P26"><text:span text:style-name="T9">Reliable </text:span><text:span text:style-name="Strong_20_Emphasis"><text:span text:style-name="T9">multi-table joins</text:span></text:span></text:p>
        </text:list-item>
      </text:list>
      <text:p text:style-name="Text_20_body"><text:span text:style-name="T9"/></text:p>
      <text:p text:style-name="Text_20_body"><text:span text:style-name="T9"/></text:p>
      <text:list xml:id="list202742193219036" text:continue-numbering="true" text:style-name="L10">
        <text:list-item>
          <text:p text:style-name="P26"><text:span text:style-name="T9">MongoDB is ideal for storing </text:span><text:span text:style-name="Strong_20_Emphasis"><text:span text:style-name="T9">flexible digital asset metadata</text:span></text:span><text:span text:style-name="T9">, while SQL is better for systems requiring </text:span><text:span text:style-name="Strong_20_Emphasis"><text:span text:style-name="T9">strict relationships and transactional accuracy</text:span></text:span><text:span text:style-name="T9">, such as book lending record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officeooo:rsid="001df96a" officeooo:paragraph-rsid="001df96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Title">Data Modeling</text:p>
      </style:header>
      <style:header-left>
        <text:p text:style-name="Title">Data Modeling</text:p>
      </style:header-left>
      <style:header-first>
        <text:p text:style-name="MP1">Comparison</text:p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6:39:27.779053354</meta:creation-date>
    <dc:date>2026-01-22T20:18:09.252661477</dc:date>
    <meta:editing-duration>PT18M5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242" meta:character-count="1567" meta:non-whitespace-character-count="1362"/>
  </office:meta>
</office:document-meta>
</file>